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8bf6" officeooo:paragraph-rsid="001c8bf6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c8bf6" officeooo:paragraph-rsid="001c8bf6" style:font-size-asian="16pt" style:font-weight-asian="bold" style:font-size-complex="16pt" style:font-weight-complex="bold"/>
    </style:style>
    <style:style style:name="T1" style:family="text">
      <style:text-properties officeooo:rsid="001e6d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2.1</text:p>
      <text:p text:style-name="P2">Démineur</text:p>
      <text:p text:style-name="P2"/>
      <text:p text:style-name="P2"/>
      <text:p text:style-name="P1">Projet réalisé par Kayyissa HAÏSSOUS (Groupe 1)</text:p>
      <text:p text:style-name="P1"/>
      <text:p text:style-name="P1">Le démineur est un solitaire où le joueur peut révéler ou marquer une case s’il pense qu’une mine se trouve sur celle-ci. Son but est de révéler toutes les cases qui ne sont pas minées. En revanche, il perd s’il clique sur une case <text:span text:style-name="T1">qui contient une mine</text:span>. <text:span text:style-name="T1">Ce projet vise à programmer ce jeu en jav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1T22:57:28.877000000</meta:creation-date>
    <meta:generator>LibreOffice/7.3.1.3$Windows_X86_64 LibreOffice_project/a69ca51ded25f3eefd52d7bf9a5fad8c90b87951</meta:generator>
    <dc:date>2022-05-21T23:15:33.157000000</dc:date>
    <meta:editing-duration>PT1M9S</meta:editing-duration>
    <meta:editing-cycles>1</meta:editing-cycles>
    <meta:document-statistic meta:table-count="0" meta:image-count="0" meta:object-count="0" meta:page-count="1" meta:paragraph-count="4" meta:word-count="67" meta:character-count="360" meta:non-whitespace-character-count="297"/>
  </office:meta>
</office:document-meta>
</file>